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7827" officeooo:paragraph-rsid="00077827" style:font-size-asian="18pt" style:font-size-complex="18pt"/>
    </style:style>
    <style:style style:name="P2" style:family="paragraph" style:parent-style-name="Standard">
      <style:text-properties fo:font-size="18pt" officeooo:rsid="00077827" officeooo:paragraph-rsid="0008fe0b" style:font-size-asian="18pt" style:font-size-complex="18pt"/>
    </style:style>
    <style:style style:name="P3" style:family="paragraph" style:parent-style-name="Standard">
      <style:text-properties fo:font-size="18pt" officeooo:rsid="000858e3" officeooo:paragraph-rsid="000858e3" style:font-size-asian="18pt" style:font-size-complex="18pt"/>
    </style:style>
    <style:style style:name="T1" style:family="text">
      <style:text-properties officeooo:rsid="000858e3"/>
    </style:style>
    <style:style style:name="T2" style:family="text">
      <style:text-properties officeooo:rsid="0008fbec"/>
    </style:style>
    <style:style style:name="T3" style:family="text">
      <style:text-properties officeooo:rsid="0008fe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every_sum</text:p>
      <text:p text:style-name="P2">2.all_sum</text:p>
      <text:p text:style-name="P1">3.print</text:p>
      <text:p text:style-name="P1"/>
      <text:p text:style-name="P1">#1.EVERY_SUM</text:p>
      <text:p text:style-name="P1">input:</text:p>
      <text:p text:style-name="P1"><text:tab/><text:a xlink:type="simple" xlink:href="data:Array" text:style-name="Internet_20_link" text:visited-style-name="Visited_20_Internet_20_Link">data: Array</text:a>[{<text:span text:style-name="T3">object</text:span>}]</text:p>
      <text:p text:style-name="P1">output:</text:p>
      <text:p text:style-name="P1"><text:tab/><text:span text:style-name="T1">every_sum:[number]</text:span></text:p>
      <text:p text:style-name="P3">#2.ALL_SUM</text:p>
      <text:p text:style-name="P3">input:</text:p>
      <text:p text:style-name="P3"><text:tab/>every_sum:[number]</text:p>
      <text:p text:style-name="P3">output:</text:p>
      <text:p text:style-name="P3"><text:tab/>all_sum:Number</text:p>
      <text:p text:style-name="P3">#3.PRINT</text:p>
      <text:p text:style-name="P3">input:</text:p>
      <text:p text:style-name="P3"><text:tab/><text:a xlink:type="simple" xlink:href="data:Array" text:style-name="Internet_20_link" text:visited-style-name="Visited_20_Internet_20_Link">data: Array</text:a>[{<text:span text:style-name="T3">object</text:span>}]</text:p>
      <text:p text:style-name="P3"><text:tab/><text:span text:style-name="T2">every_sum:[number]</text:span></text:p>
      <text:p text:style-name="P3"><text:tab/><text:span text:style-name="T2">all_sum:[number]</text:span></text:p>
      <text:p text:style-name="P3">output:</text:p>
      <text:p text:style-name="P3"><text:tab/>after_data: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7:03:48.690078130</meta:creation-date>
    <dc:date>2017-07-10T17:46:22.455445426</dc:date>
    <meta:editing-duration>PT31M2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20" meta:word-count="22" meta:character-count="247" meta:non-whitespace-character-count="237"/>
  </office:meta>
</office:document-meta>
</file>